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479e" officeooo:paragraph-rsid="0020b4d2"/>
    </style:style>
    <style:style style:name="P2" style:family="paragraph" style:parent-style-name="Standard">
      <style:text-properties officeooo:rsid="0020b4d2" officeooo:paragraph-rsid="0023bbe4"/>
    </style:style>
    <style:style style:name="P3" style:family="paragraph" style:parent-style-name="Standard">
      <style:text-properties officeooo:rsid="002572a4" officeooo:paragraph-rsid="003055fd"/>
    </style:style>
    <style:style style:name="P4" style:family="paragraph" style:parent-style-name="Standard">
      <style:text-properties officeooo:rsid="004729c0" officeooo:paragraph-rsid="004729c0"/>
    </style:style>
    <style:style style:name="P5" style:family="paragraph" style:parent-style-name="Standard">
      <style:text-properties officeooo:rsid="00489391" officeooo:paragraph-rsid="00489391"/>
    </style:style>
    <style:style style:name="P6" style:family="paragraph" style:parent-style-name="Standard">
      <style:text-properties officeooo:rsid="004a943d" officeooo:paragraph-rsid="004a943d"/>
    </style:style>
    <style:style style:name="P7" style:family="paragraph" style:parent-style-name="Standard">
      <style:text-properties officeooo:rsid="004d4680" officeooo:paragraph-rsid="004d4680"/>
    </style:style>
    <style:style style:name="T1" style:family="text">
      <style:text-properties officeooo:rsid="001ff342"/>
    </style:style>
    <style:style style:name="T2" style:family="text">
      <style:text-properties officeooo:rsid="003055fd"/>
    </style:style>
    <style:style style:name="T3" style:family="text">
      <style:text-properties officeooo:rsid="00415a5c"/>
    </style:style>
    <style:style style:name="T4" style:family="text">
      <style:text-properties officeooo:rsid="00489391"/>
    </style:style>
    <style:style style:name="T5" style:family="text">
      <style:text-properties officeooo:rsid="004d4680"/>
    </style:style>
    <style:style style:name="T6" style:family="text">
      <style:text-properties officeooo:rsid="004f57d2"/>
    </style:style>
    <style:style style:name="T7" style:family="text">
      <style:text-properties officeooo:rsid="00500664"/>
    </style:style>
    <style:style style:name="T8" style:family="text">
      <style:text-properties officeooo:rsid="0050aa6b"/>
    </style:style>
    <style:style style:name="T9" style:family="text">
      <style:text-properties officeooo:rsid="005114c5"/>
    </style:style>
    <style:style style:name="T10" style:family="text">
      <style:text-properties officeooo:rsid="0054280e"/>
    </style:style>
    <style:style style:name="T11" style:family="text">
      <style:text-properties officeooo:rsid="0056f5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er <text:span text:style-name="T1">heutigen</text:span> Welt werden täglich <text:span text:style-name="T1">große </text:span>Daten<text:span text:style-name="T1">mengen</text:span> erzeugt. <text:span text:style-name="T1">Sei es im privaten Umwelt durch die Benutzung von Social-Media-Plattformen wie Facebook, Twitter, … oder in der Wirtschaft durch Börsendaten, medizinische Bilddaten, … . Im Zuge der zunehmenden Vernetzung von Alltagsgegenständen wie Fernseher, Kühlschrank, …, welches man auch als IoT(Internet of the Thinks) bezeichnet, stieg die täglich erzeugte Datenmenge noch einmal sehr stark an. </text:span></text:p>
      <text:p text:style-name="P1"/>
      <text:p text:style-name="P2">Diese Daten können dabei strukturiert, se<text:span text:style-name="T10">m</text:span>i<text:span text:style-name="T11">-</text:span>strukturiert oder unstrukturiert sein. <text:span text:style-name="T3">Strukturierte Daten können sehr leicht von Maschinen verarbeitet werden, da sie über eine fest vorgegeben Struktur verfügen. Im Gegensatz dazu haben semi-strukturierte Daten eine lose Struktur, dies bedeutet, dass definiert ist, wie einzelne Bausteine auszusehen haben, jedoch nicht wie das Dokument aus den definierten Bausteinen entsteht. Über unstrukturierte Daten kann lediglich die Aussage treffen, um welchen Typ von Daten es sich handelt, also zum Beispiel, ob es ein Bild ist.</text:span></text:p>
      <text:p text:style-name="P2"/>
      <text:p text:style-name="P3">Diese riesigen unterschiedliche strukturierten Daten müssen effizient gespeichert und verarbeitet werden, damit ein Mehrwert entstehen kann. Relationale Datenbanksysteme stoßen dabei schnell an ihre Grenzen. <text:span text:style-name="T2">Für solche Zwecke ist es besser alternative Systeme einzusetzen wie NoSql-Systeme.</text:span> </text:p>
      <text:p text:style-name="P3"/>
      <text:h text:style-name="Heading_20_2" text:outline-level="2">Motivation</text:h>
      <text:p text:style-name="Standard"/>
      <text:p text:style-name="P4">Wie schon erwähnt sind NoSql-Systeme bei semi- und unstrukturie<text:span text:style-name="T6">r</text:span>ten Daten besser geeignet. Jedoch gibt es eine <text:span text:style-name="T11">V</text:span>ielzahl von unterschiedlichen NoSql-Systemen, die alle für einen gewissen Einsatz entwickelt wurden. Um deshalb eine Entscheidung treffen zu können, welches System man einsetzen möchte, muss man die verschiedenen Systeme vergleichen. <text:span text:style-name="T4">Dabei spielen nicht nur die Funktionen der einzelnen Systeme eine Rolle, sondern auch eventuell vorhandene Bibliotheken. </text:span></text:p>
      <text:p text:style-name="P4"/>
      <text:p text:style-name="P5">Im weiteren Verlauf dieser Arbeit werden wir die <text:span text:style-name="T6">Schlüssel-Wert-Systeme </text:span><text:s/>als einen Typ herausnehmen und davon mehrere Systeme und deren Integration vergleichen. </text:p>
      <text:p text:style-name="P5"/>
      <text:h text:style-name="Heading_20_2" text:outline-level="2"><text:span text:style-name="T5">Ziel</text:span> der Arbeit</text:h>
      <text:p text:style-name="P6"/>
      <text:p text:style-name="Standard">Ziel der Arbeit ist es die <text:span text:style-name="T7">Schlüssel-Wert-Systeme</text:span> Redis, Memcached und ein frei wählbares System hinsichtlich ihrer Eigenschaften zu untersuchen. Dabei soll vor allem der Fokus auf</text:p>
      <text:p text:style-name="Standard">Leistung(Performance) und verteieltes Rechnen(Clustering) gelegt werden. Redis verfügt über ein eigenes System „redis-benchmark“, welches ausgeführt und mit den eventuell vorhanden Werkzeugen der anderen Systeme verglichen werden soll. Dabei kann es notwendig werden das Werkzeug für die anderen System anzupassen.</text:p>
      <text:p text:style-name="Standard">Außerdem sollen die existierenden Zugriffsbibliotheken(Client-Libraries) der Systeme verglichen werden. Der Fokus soll hierbei auf der Programmiersprache Python liegen. Dazu sollen geeignete</text:p>
      <text:p text:style-name="Standard">Anwendungsfälle ausgedacht und umgesetzt werden.</text:p>
      <text:p text:style-name="Standard"/>
      <text:h text:style-name="Heading_20_2" text:outline-level="2">Aufbau der Arbeit</text:h>
      <text:p text:style-name="P7"/>
      <text:p text:style-name="P7">Im ersten Kapitel werden beteiligten Technologien und Softwaresysteme beschrieben, um einen Überblick zu bekommen. Danach wird das bestehende Benchmark-Werkzeug von Redis analysiert und <text:soft-page-break/>der Entwurf für die anderen beiden <text:span text:style-name="T8">Schlüssel-Wert-Systeme</text:span> beschrieben. Außerdem wird d<text:span text:style-name="T9">as Szenario</text:span> beschrieben, d<text:span text:style-name="T9">as</text:span> dann mit Hilfe der Python-Bibliotheken umgesetzt wird. Anschließend wird die technische Umsetzung sowohl des Bechmark-Tools als auch des umgesetzten <text:span text:style-name="T9">Szenarios beschrieben</text:span>. Abschließend folgt die Zusammenfassung der Ergebnisse und der Ausblick in die Zukun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15:58:20.281932126</meta:creation-date>
    <dc:date>2017-07-25T17:57:23.990571164</dc:date>
    <meta:editing-duration>PT1H10M14S</meta:editing-duration>
    <meta:editing-cycles>29</meta:editing-cycles>
    <meta:generator>LibreOffice/5.3.4.2$Linux_X86_64 LibreOffice_project/30m0$Build-2</meta:generator>
    <meta:document-statistic meta:table-count="0" meta:image-count="0" meta:object-count="0" meta:page-count="2" meta:paragraph-count="13" meta:word-count="428" meta:character-count="3268" meta:non-whitespace-character-count="2848"/>
  </office:meta>
</office:document-meta>
</file>